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4" style:family="table-cell" style:parent-style-name="Default" style:data-style-name="N30"/>
    <style:style style:name="ce5"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6" style:family="table-cell" style:parent-style-name="Default" style:data-style-name="N0">
      <style:table-cell-properties style:vertical-align="automatic" fo:wrap-option="wrap"/>
    </style:style>
    <style:style style:name="ce7" style:family="table-cell" style:parent-style-name="Default" style:data-style-name="N30">
      <style:table-cell-properties style:vertical-align="automatic" fo:wrap-option="wrap"/>
    </style:style>
    <style:style style:name="co1" style:family="table-column">
      <style:table-column-properties fo:break-before="auto" style:column-width="3.94229166666667cm"/>
    </style:style>
    <style:style style:name="co2" style:family="table-column">
      <style:table-column-properties fo:break-before="auto" style:column-width="9.39270833333333cm"/>
    </style:style>
    <style:style style:name="co3" style:family="table-column">
      <style:table-column-properties fo:break-before="auto" style:column-width="1.45520833333333cm"/>
    </style:style>
    <style:style style:name="co4" style:family="table-column">
      <style:table-column-properties fo:break-before="auto" style:column-width="2.24895833333333cm"/>
    </style:style>
    <style:style style:name="ro1" style:family="table-row">
      <style:table-row-properties style:row-height="27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12.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number-columns-repeated="2" table:default-cell-style-name="ce1"/>
        <table:table-column table:style-name="co2" table:default-cell-style-name="ce1"/>
        <table:table-column table:style-name="co1" table:number-columns-repeated="10" table:default-cell-style-name="ce1"/>
        <table:table-column table:style-name="co1" table:default-cell-style-name="ce4"/>
        <table:table-column table:style-name="co1" table:number-columns-repeated="1009" table:default-cell-style-name="ce1"/>
        <table:table-column table:style-name="co3" table:number-columns-repeated="15361"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2">
            <text:p>Category</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TrueHeading</text:p>
          </table:table-cell>
          <table:table-cell office:value-type="string" table:style-name="ce2">
            <text:p>IndicatedAirspeed</text:p>
          </table:table-cell>
          <table:table-cell office:value-type="string" table:style-name="ce3">
            <text:p>OnGround</text:p>
          </table:table-cell>
          <table:table-cell office:value-type="string" table:style-name="ce2">
            <text:p>Attributes</text:p>
          </table:table-cell>
          <table:table-cell office:value-type="string" table:style-name="ce2">
            <text:p>EngineEvent</text:p>
          </table:table-cell>
          <table:table-cell table:number-columns-repeated="16368"/>
        </table:table-row>
        <table:table-row table:style-name="ro1">
          <table:table-cell office:value-type="string" table:style-name="ce1">
            <text:p>297c6f4a-ced3-eff9-a649-ae2afc81d879</text:p>
          </table:table-cell>
          <table:table-cell office:value-type="string" table:style-name="ce1">
            <text:p>Zurich</text:p>
          </table:table-cell>
          <table:table-cell office:value-type="string" table:style-name="ce4">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table:style-name="ce1">
            <text:p>CI</text:p>
          </table:table-cell>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4">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office:value-type="string" table:style-name="ce5">
            <text:p>AP</text:p>
          </table:table-cell>
          <table:table-cell office:value-type="string" table:style-name="ce5">
            <text:p>CH</text:p>
          </table:table-cell>
          <table:table-cell office:value-type="string" table:style-name="ce5">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45" table:style-name="ce1">
            <text:p>45.45</text:p>
          </table:table-cell>
          <table:table-cell office:value-type="float" office:value="160" table:style-name="ce1">
            <text:p>16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2c9ff320-b1e8-de3a-a3b5-9fb58748ce95</text:p>
          </table:table-cell>
          <table:table-cell office:value-type="string" table:style-name="ce6">
            <text:p>Montreux</text:p>
          </table:table-cell>
          <table:table-cell office:value-type="string" table:style-name="ce4">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office:value-type="string" table:style-name="ce5">
            <text:p>TO</text:p>
          </table:table-cell>
          <table:table-cell office:value-type="string" table:style-name="ce5">
            <text:p>CH</text:p>
          </table:table-cell>
          <table:table-cell table:style-name="ce5"/>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018aea70-5172-4bbc-1465-b9779cb2123b</text:p>
          </table:table-cell>
          <table:table-cell office:value-type="string" table:style-name="ce6">
            <text:p>Valais</text:p>
          </table:table-cell>
          <table:table-cell office:value-type="string" table:style-name="ce4">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office:value-type="string" table:style-name="ce5">
            <text:p>VA</text:p>
          </table:table-cell>
          <table:table-cell office:value-type="string" table:style-name="ce5">
            <text:p>CH</text:p>
          </table:table-cell>
          <table:table-cell table:style-name="ce5"/>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440db947-8774-bf6a-d0ef-3229e21c79a5</text:p>
          </table:table-cell>
          <table:table-cell office:value-type="string" table:style-name="ce6">
            <text:p>Matterhorn</text:p>
          </table:table-cell>
          <table:table-cell office:value-type="string" table:style-name="ce7">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office:value-type="string" table:style-name="ce5">
            <text:p>MO</text:p>
          </table:table-cell>
          <table:table-cell office:value-type="string" table:style-name="ce5">
            <text:p>CH</text:p>
          </table:table-cell>
          <table:table-cell table:style-name="ce5"/>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fa2449ea-9236-d61d-0d17-727c80fa567d</text:p>
          </table:table-cell>
          <table:table-cell office:value-type="string" table:style-name="ce5">
            <text:p>Samedan Approach</text:p>
          </table:table-cell>
          <table:table-cell office:value-type="string" table:style-name="ce7">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office:value-type="string" table:style-name="ce5">
            <text:p>AP</text:p>
          </table:table-cell>
          <table:table-cell office:value-type="string" table:style-name="ce5">
            <text:p>CH</text:p>
          </table:table-cell>
          <table:table-cell office:value-type="string" table:style-name="ce5">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ccbc1ed-f839-273e-9045-e251f781c5ba</text:p>
          </table:table-cell>
          <table:table-cell office:value-type="string" table:style-name="ce1">
            <text:p>Verzasca Dam</text:p>
          </table:table-cell>
          <table:table-cell office:value-type="string" table:style-name="ce4">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table:style-name="ce1">
            <text:p>DA</text:p>
          </table:table-cell>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7f349417-cb1c-ec25-26a1-937d555fcfcc</text:p>
          </table:table-cell>
          <table:table-cell office:value-type="string" table:style-name="ce1">
            <text:p>The Great Aletsch Glacier</text:p>
          </table:table-cell>
          <table:table-cell office:value-type="string" table:style-name="ce4">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table:style-name="ce1">
            <text:p>GL</text:p>
          </table:table-cell>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809dc18-15c8-9bcf-8c49-c06d37eaadd8</text:p>
          </table:table-cell>
          <table:table-cell office:value-type="string" table:style-name="ce6">
            <text:p>Lauterbrunnen Valley</text:p>
          </table:table-cell>
          <table:table-cell office:value-type="string" table:style-name="ce4">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table:style-name="ce1">
            <text:p>VA</text:p>
          </table:table-cell>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971f6e39-c93b-91d8-b016-6af582a1c5f9</text:p>
          </table:table-cell>
          <table:table-cell office:value-type="string" table:style-name="ce1">
            <text:p>Thun</text:p>
          </table:table-cell>
          <table:table-cell office:value-type="string" table:style-name="ce4">
            <text:p>Thun is a town and a municipality in the administrative district of Thun in the canton of Bern in Switzerland. It is located where the Aare flows out of Lake Thun (Thunersee), 30 kilometres (19 miles) southeast of Bern.</text:p>
          </table:table-cell>
          <table:table-cell office:value-type="string" table:style-name="ce1">
            <text:p>CI</text:p>
          </table:table-cell>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d5dbb099-f06e-1c13-239e-1b70f7ada53f</text:p>
          </table:table-cell>
          <table:table-cell office:value-type="string" table:style-name="ce1">
            <text:p>Bern</text:p>
          </table:table-cell>
          <table:table-cell office:value-type="string" table:style-name="ce4">
            <text:p>Bern is the de facto capital of Switzerland, referred to as the federal city. With a population of about 144,000 (as of 2020), Bern is the fourth-most populous city in Switzerland.</text:p>
          </table:table-cell>
          <table:table-cell office:value-type="string" table:style-name="ce1">
            <text:p>CI</text:p>
          </table:table-cell>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9598ecb-5af9-c02d-0a3d-583a6d53cb0e</text:p>
          </table:table-cell>
          <table:table-cell office:value-type="string" table:style-name="ce1">
            <text:p>Buochs</text:p>
          </table:table-cell>
          <table:table-cell office:value-type="string" table:style-name="ce4">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table:style-name="ce1">
            <text:p>AP</text:p>
          </table:table-cell>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6.53" table:style-name="ce1">
            <text:p>1476.53</text:p>
          </table:table-cell>
          <table:table-cell office:value-type="float" office:value="0" table:style-name="ce1">
            <text:p>0</text:p>
          </table:table-cell>
          <table:table-cell office:value-type="float" office:value="0" table:style-name="ce1">
            <text:p>0</text:p>
          </table:table-cell>
          <table:table-cell office:value-type="float" office:value="152.93" table:style-name="ce1">
            <text:p>152.93</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6a4e2039-736c-0e48-3439-0e8d3e8c1e2b</text:p>
          </table:table-cell>
          <table:table-cell office:value-type="string" table:style-name="ce1">
            <text:p>Dead Vlei</text:p>
          </table:table-cell>
          <table:table-cell office:value-type="string" table:style-name="ce4">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table:style-name="ce1">
            <text:p>DE</text:p>
          </table:table-cell>
          <table:table-cell office:value-type="string" table:style-name="ce1">
            <text:p>NA</text:p>
          </table:table-cell>
          <table:table-cell table:style-name="ce1"/>
          <table:table-cell office:value-type="float" office:value="-24.747682999999999" table:style-name="ce1">
            <text:p>-24.747683</text:p>
          </table:table-cell>
          <table:table-cell office:value-type="float" office:value="15.287744999999999" table:style-name="ce1">
            <text:p>15.28774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3" table:style-name="ce1">
            <text:p>17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6488a2d-a5ac-2d91-b191-55ac6f56d43a</text:p>
          </table:table-cell>
          <table:table-cell office:value-type="string" table:style-name="ce1">
            <text:p>Mount Ngauruhoe</text:p>
          </table:table-cell>
          <table:table-cell office:value-type="string" table:style-name="ce4">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table:style-name="ce1">
            <text:p>MO</text:p>
          </table:table-cell>
          <table:table-cell office:value-type="string" table:style-name="ce1">
            <text:p>NZ</text:p>
          </table:table-cell>
          <table:table-cell table:style-name="ce1"/>
          <table:table-cell office:value-type="float" office:value="-39.131588000000001" table:style-name="ce1">
            <text:p>-39.131588</text:p>
          </table:table-cell>
          <table:table-cell office:value-type="float" office:value="175.611502" table:style-name="ce1">
            <text:p>175.61150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float" office:value="110" table:style-name="ce1">
            <text:p>11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29d59987-407d-bd94-2e93-6b1dd484d994</text:p>
          </table:table-cell>
          <table:table-cell office:value-type="string" table:style-name="ce1">
            <text:p>Santons Dumont Approach</text:p>
          </table:table-cell>
          <table:table-cell office:value-type="string" table:style-name="ce4">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table:style-name="ce1">
            <text:p>AP</text:p>
          </table:table-cell>
          <table:table-cell office:value-type="string" table:style-name="ce1">
            <text:p>BR</text:p>
          </table:table-cell>
          <table:table-cell office:value-type="string" table:style-name="ce1">
            <text:p>SBRJ</text:p>
          </table:table-cell>
          <table:table-cell office:value-type="float" office:value="-22.907534999999999" table:style-name="ce1">
            <text:p>-22.907535</text:p>
          </table:table-cell>
          <table:table-cell office:value-type="float" office:value="-43.223084" table:style-name="ce1">
            <text:p>-43.223084</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124" table:style-name="ce1">
            <text:p>124</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e7fff6a-b7c5-12f0-9be7-300e19c0e122</text:p>
          </table:table-cell>
          <table:table-cell office:value-type="string" table:style-name="ce1">
            <text:p>St. Vincent and the Grenadines</text:p>
          </table:table-cell>
          <table:table-cell office:value-type="string" table:style-name="ce4">
            <text:p>Saint Vincent and the Grenadines is an island country in the Caribbean. Kingstown is the capital and main port.\n\nIt is thought that Christopher Columbus sighted the island in 1498, giving it the name St Vincent.</text:p>
          </table:table-cell>
          <table:table-cell office:value-type="string" table:style-name="ce1">
            <text:p>IS</text:p>
          </table:table-cell>
          <table:table-cell office:value-type="string" table:style-name="ce1">
            <text:p>VC</text:p>
          </table:table-cell>
          <table:table-cell table:style-name="ce1"/>
          <table:table-cell office:value-type="float" office:value="12.628104" table:style-name="ce1">
            <text:p>12.628104</text:p>
          </table:table-cell>
          <table:table-cell office:value-type="float" office:value="-61.328830000000004" table:style-name="ce1">
            <text:p>-61.3288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82" table:style-name="ce1">
            <text:p>282</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5c1dbed7-a02d-5a7b-3a15-d7d6f061f0b0</text:p>
          </table:table-cell>
          <table:table-cell office:value-type="string" table:style-name="ce6">
            <text:p>Bora Bora</text:p>
          </table:table-cell>
          <table:table-cell office:value-type="string" table:style-name="ce6">
            <text:p>Bora Bora is an island group in the Leeward Islands. In the center of the island are the remnants of an extinct volcano, rising to two peaks, Mount Pahia and Mount Otemanu.</text:p>
          </table:table-cell>
          <table:table-cell office:value-type="string" table:style-name="ce6">
            <text:p>IS</text:p>
          </table:table-cell>
          <table:table-cell office:value-type="string" table:style-name="ce6">
            <text:p>PF</text:p>
          </table:table-cell>
          <table:table-cell table:style-name="ce6"/>
          <table:table-cell office:value-type="float" office:value="-16.577027000000001" table:style-name="ce1">
            <text:p>-16.577027</text:p>
          </table:table-cell>
          <table:table-cell office:value-type="float" office:value="-151.74001799999999" table:style-name="ce1">
            <text:p>-151.74001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5" table:style-name="ce1">
            <text:p>5</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5895408-1264-621f-2246-1d3364b1d230</text:p>
          </table:table-cell>
          <table:table-cell office:value-type="string" table:style-name="ce1">
            <text:p>Richat Structure</text:p>
          </table:table-cell>
          <table:table-cell office:value-type="string" table:style-name="ce4">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table:style-name="ce1">
            <text:p>DE</text:p>
          </table:table-cell>
          <table:table-cell office:value-type="string" table:style-name="ce1">
            <text:p>MR</text:p>
          </table:table-cell>
          <table:table-cell table:style-name="ce1"/>
          <table:table-cell office:value-type="float" office:value="21.213374999999999" table:style-name="ce1">
            <text:p>21.213375</text:p>
          </table:table-cell>
          <table:table-cell office:value-type="float" office:value="-11.276668000000001" table:style-name="ce1">
            <text:p>-11.276668</text:p>
          </table:table-cell>
          <table:table-cell office:value-type="float" office:value="8500" table:style-name="ce1">
            <text:p>8500</text:p>
          </table:table-cell>
          <table:table-cell office:value-type="float" office:value="0" table:style-name="ce1">
            <text:p>0</text:p>
          </table:table-cell>
          <table:table-cell office:value-type="float" office:value="0" table:style-name="ce1">
            <text:p>0</text:p>
          </table:table-cell>
          <table:table-cell office:value-type="float" office:value="233" table:style-name="ce1">
            <text:p>23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fe45d74-3fed-f6ce-cbed-9114b3d1b1dc</text:p>
          </table:table-cell>
          <table:table-cell office:value-type="string" table:style-name="ce1">
            <text:p>Grand Canyon</text:p>
          </table:table-cell>
          <table:table-cell office:value-type="string" table:style-name="ce4">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table:style-name="ce1">
            <text:p>CA</text:p>
          </table:table-cell>
          <table:table-cell office:value-type="string" table:style-name="ce1">
            <text:p>US</text:p>
          </table:table-cell>
          <table:table-cell table:style-name="ce1"/>
          <table:table-cell office:value-type="float" office:value="36.036828999999997" table:style-name="ce1">
            <text:p>36.036829</text:p>
          </table:table-cell>
          <table:table-cell office:value-type="float" office:value="-112.11672900000001" table:style-name="ce1">
            <text:p>-112.116729</text:p>
          </table:table-cell>
          <table:table-cell office:value-type="float" office:value="8100" table:style-name="ce1">
            <text:p>8100</text:p>
          </table:table-cell>
          <table:table-cell office:value-type="float" office:value="0" table:style-name="ce1">
            <text:p>0</text:p>
          </table:table-cell>
          <table:table-cell office:value-type="float" office:value="0" table:style-name="ce1">
            <text:p>0</text:p>
          </table:table-cell>
          <table:table-cell office:value-type="float" office:value="335" table:style-name="ce1">
            <text:p>335</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627d59a-1709-d4a7-97e8-58831d982879</text:p>
          </table:table-cell>
          <table:table-cell office:value-type="string" table:style-name="ce6">
            <text:p>Monument Valley</text:p>
          </table:table-cell>
          <table:table-cell office:value-type="string" table:style-name="ce1">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table:style-name="ce1">
            <text:p>VA</text:p>
          </table:table-cell>
          <table:table-cell office:value-type="string" table:style-name="ce1">
            <text:p>US</text:p>
          </table:table-cell>
          <table:table-cell table:style-name="ce1"/>
          <table:table-cell office:value-type="float" office:value="36.964101999999997" table:style-name="ce6">
            <text:p>36.964102</text:p>
          </table:table-cell>
          <table:table-cell office:value-type="float" office:value="-110.160706" table:style-name="ce1">
            <text:p>-110.16070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60" table:style-name="ce1">
            <text:p>6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b547508-9630-d2ae-e840-d3f16629ee4d</text:p>
          </table:table-cell>
          <table:table-cell office:value-type="string" table:style-name="ce1">
            <text:p>Cape Eleuthera, Bahamas</text:p>
          </table:table-cell>
          <table:table-cell office:value-type="string" table:style-name="ce1">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table:style-name="ce1">
            <text:p>SE</text:p>
          </table:table-cell>
          <table:table-cell office:value-type="string" table:style-name="ce1">
            <text:p>BS</text:p>
          </table:table-cell>
          <table:table-cell table:style-name="ce1"/>
          <table:table-cell office:value-type="float" office:value="24.847928" table:style-name="ce1">
            <text:p>24.847928</text:p>
          </table:table-cell>
          <table:table-cell office:value-type="float" office:value="-76.307355000000001" table:style-name="ce1">
            <text:p>-76.3073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25" table:style-name="ce1">
            <text:p>32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e50203d-93c0-141f-d075-20da212655d5</text:p>
          </table:table-cell>
          <table:table-cell office:value-type="string" table:style-name="ce1">
            <text:p>Hong Kong</text:p>
          </table:table-cell>
          <table:table-cell office:value-type="string" table:style-name="ce1">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table:style-name="ce1">
            <text:p>CI</text:p>
          </table:table-cell>
          <table:table-cell office:value-type="string" table:style-name="ce1">
            <text:p>CN</text:p>
          </table:table-cell>
          <table:table-cell table:style-name="ce1"/>
          <table:table-cell office:value-type="float" office:value="22.305146199999999" table:style-name="ce1">
            <text:p>22.3051462</text:p>
          </table:table-cell>
          <table:table-cell office:value-type="float" office:value="114.1412881" table:style-name="ce1">
            <text:p>114.141288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80" table:style-name="ce1">
            <text:p>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b5bd433-63b5-429d-1bab-c3d599e95de0</text:p>
          </table:table-cell>
          <table:table-cell office:value-type="string" table:style-name="ce1">
            <text:p>Hyderabad</text:p>
          </table:table-cell>
          <table:table-cell office:value-type="string" table:style-name="ce1">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table:style-name="ce1">
            <text:p>CI</text:p>
          </table:table-cell>
          <table:table-cell office:value-type="string" table:style-name="ce1">
            <text:p>IN</text:p>
          </table:table-cell>
          <table:table-cell table:style-name="ce1"/>
          <table:table-cell office:value-type="float" office:value="17.386095000000001" table:style-name="ce1">
            <text:p>17.386095</text:p>
          </table:table-cell>
          <table:table-cell office:value-type="float" office:value="78.477011000000005" table:style-name="ce1">
            <text:p>78.47701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355" table:style-name="ce1">
            <text:p>35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a6355634-d23d-05dc-d1c2-172f14b1cf80</text:p>
          </table:table-cell>
          <table:table-cell office:value-type="string" table:style-name="ce1">
            <text:p>Paris</text:p>
          </table:table-cell>
          <table:table-cell office:value-type="string" table:style-name="ce1">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table:style-name="ce1">
            <text:p>CI</text:p>
          </table:table-cell>
          <table:table-cell office:value-type="string" table:style-name="ce1">
            <text:p>FR</text:p>
          </table:table-cell>
          <table:table-cell table:style-name="ce1"/>
          <table:table-cell office:value-type="float" office:value="48.903447" table:style-name="ce1">
            <text:p>48.903447</text:p>
          </table:table-cell>
          <table:table-cell office:value-type="float" office:value="2.3569059999999999" table:style-name="ce1">
            <text:p>2.356906</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00" table:style-name="ce1">
            <text:p>2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8eb0010-2163-b98c-4591-d9b3ecdd0f67</text:p>
          </table:table-cell>
          <table:table-cell office:value-type="string" table:style-name="ce1">
            <text:p>Heisenberg</text:p>
          </table:table-cell>
          <table:table-cell office:value-type="string" table:style-name="ce1">
            <text:p>34°59'20.0'' N 106°36'52.0'' W - the end of the rainbow? Or maybe not quite. In any case, this is the location of the production studio of some world-famous TV series.</text:p>
          </table:table-cell>
          <table:table-cell office:value-type="string" table:style-name="ce1">
            <text:p>PO</text:p>
          </table:table-cell>
          <table:table-cell office:value-type="string" table:style-name="ce1">
            <text:p>US</text:p>
          </table:table-cell>
          <table:table-cell table:style-name="ce1"/>
          <table:table-cell office:value-type="float" office:value="34.988889" table:style-name="ce1">
            <text:p>34.988889</text:p>
          </table:table-cell>
          <table:table-cell office:value-type="float" office:value="-106.61444400000001" table:style-name="ce1">
            <text:p>-106.614444</text:p>
          </table:table-cell>
          <table:table-cell office:value-type="float" office:value="6200" table:style-name="ce1">
            <text:p>6200</text:p>
          </table:table-cell>
          <table:table-cell office:value-type="float" office:value="0" table:style-name="ce1">
            <text:p>0</text:p>
          </table:table-cell>
          <table:table-cell office:value-type="float" office:value="0" table:style-name="ce1">
            <text:p>0</text:p>
          </table:table-cell>
          <table:table-cell office:value-type="float" office:value="320" table:style-name="ce1">
            <text:p>32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6be5d4c-1e71-fd00-6175-b4844d94b4f4</text:p>
          </table:table-cell>
          <table:table-cell office:value-type="string" table:style-name="ce1">
            <text:p>Como Hidroport Airport</text:p>
          </table:table-cell>
          <table:table-cell office:value-type="string" table:style-name="ce6">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table:style-name="ce1">
            <text:p>WR</text:p>
          </table:table-cell>
          <table:table-cell office:value-type="string" table:style-name="ce1">
            <text:p>IT</text:p>
          </table:table-cell>
          <table:table-cell office:value-type="string" table:style-name="ce1">
            <text:p>LILY</text:p>
          </table:table-cell>
          <table:table-cell office:value-type="float" office:value="45.814700999999999" table:style-name="ce6">
            <text:p>45.814701</text:p>
          </table:table-cell>
          <table:table-cell office:value-type="float" office:value="9.0697200000000002" table:style-name="ce6">
            <text:p>9.06972</text:p>
          </table:table-cell>
          <table:table-cell office:value-type="float" office:value="660.53" table:style-name="ce6">
            <text:p>660.53</text:p>
          </table:table-cell>
          <table:table-cell office:value-type="float" office:value="0" table:style-name="ce1">
            <text:p>0</text:p>
          </table:table-cell>
          <table:table-cell office:value-type="float" office:value="0" table:style-name="ce1">
            <text:p>0</text:p>
          </table:table-cell>
          <table:table-cell office:value-type="float" office:value="22" table:style-name="ce1">
            <text:p>22</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5994f63d-c048-2fa8-7f90-684073070ab6</text:p>
          </table:table-cell>
          <table:table-cell office:value-type="string" table:style-name="ce6">
            <text:p>University Hospital Zurich</text:p>
          </table:table-cell>
          <table:table-cell office:value-type="string" table:style-name="ce6">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table:style-name="ce1">
            <text:p>HP</text:p>
          </table:table-cell>
          <table:table-cell office:value-type="string" table:style-name="ce1">
            <text:p>CH</text:p>
          </table:table-cell>
          <table:table-cell table:style-name="ce1"/>
          <table:table-cell office:value-type="float" office:value="47.376874000000001" table:style-name="ce6">
            <text:p>47.376874</text:p>
          </table:table-cell>
          <table:table-cell office:value-type="float" office:value="8.5511160000000004" table:style-name="ce6">
            <text:p>8.551116</text:p>
          </table:table-cell>
          <table:table-cell office:value-type="float" office:value="1570.4760000000001" table:style-name="ce6">
            <text:p>1570.476</text:p>
          </table:table-cell>
          <table:table-cell office:value-type="float" office:value="0" table:style-name="ce1">
            <text:p>0</text:p>
          </table:table-cell>
          <table:table-cell office:value-type="float" office:value="0" table:style-name="ce1">
            <text:p>0</text:p>
          </table:table-cell>
          <table:table-cell office:value-type="float" office:value="314.83999999999997" table:style-name="ce6">
            <text:p>314.84</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8fbc7ce9-cafc-109d-8c2d-a99672acfd27</text:p>
          </table:table-cell>
          <table:table-cell office:value-type="string" table:style-name="ce1">
            <text:p>Doha</text:p>
          </table:table-cell>
          <table:table-cell office:value-type="string" table:style-name="ce6">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table:style-name="ce1">
            <text:p>CI</text:p>
          </table:table-cell>
          <table:table-cell office:value-type="string" table:style-name="ce1">
            <text:p>QA</text:p>
          </table:table-cell>
          <table:table-cell table:style-name="ce1"/>
          <table:table-cell office:value-type="float" office:value="25.303615000000001" table:style-name="ce6">
            <text:p>25.303615</text:p>
          </table:table-cell>
          <table:table-cell office:value-type="float" office:value="51.529519000000001" table:style-name="ce6">
            <text:p>51.529519</text:p>
          </table:table-cell>
          <table:table-cell office:value-type="float" office:value="1830" table:style-name="ce6">
            <text:p>1830</text:p>
          </table:table-cell>
          <table:table-cell office:value-type="float" office:value="0" table:style-name="ce1">
            <text:p>0</text:p>
          </table:table-cell>
          <table:table-cell office:value-type="float" office:value="0" table:style-name="ce1">
            <text:p>0</text:p>
          </table:table-cell>
          <table:table-cell office:value-type="float" office:value="294" table:style-name="ce1">
            <text:p>294</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5314e1f3-4557-b001-8b01-3d5d0cc5e2d6</text:p>
          </table:table-cell>
          <table:table-cell office:value-type="string" table:style-name="ce6">
            <text:p>One more time!</text:p>
          </table:table-cell>
          <table:table-cell office:value-type="string" table:style-name="ce6">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table:style-name="ce1">
            <text:p>WR</text:p>
          </table:table-cell>
          <table:table-cell office:value-type="string" table:style-name="ce1">
            <text:p>US</text:p>
          </table:table-cell>
          <table:table-cell table:style-name="ce1"/>
          <table:table-cell office:value-type="float" office:value="33.747010000000003" table:style-name="ce6">
            <text:p>33.74701</text:p>
          </table:table-cell>
          <table:table-cell office:value-type="float" office:value="-118.217069" table:style-name="ce6">
            <text:p>-118.217069</text:p>
          </table:table-cell>
          <table:table-cell office:value-type="float" office:value="2.3199999999999998" table:style-name="ce6">
            <text:p>2.32</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04465fa7-7dbd-6eb4-26d5-1b9b3d33a7f2</text:p>
          </table:table-cell>
          <table:table-cell office:value-type="string" table:style-name="ce1">
            <text:p>Where it all began…</text:p>
          </table:table-cell>
          <table:table-cell office:value-type="string" table:style-name="ce6">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table:style-name="ce1">
            <text:p>AP</text:p>
          </table:table-cell>
          <table:table-cell office:value-type="string" table:style-name="ce1">
            <text:p>US</text:p>
          </table:table-cell>
          <table:table-cell office:value-type="string" table:style-name="ce1">
            <text:p>KCGX</text:p>
          </table:table-cell>
          <table:table-cell office:value-type="float" office:value="41.854376999999999" table:style-name="ce6">
            <text:p>41.854377</text:p>
          </table:table-cell>
          <table:table-cell office:value-type="float" office:value="-87.607591999999997" table:style-name="ce6">
            <text:p>-87.607592</text:p>
          </table:table-cell>
          <table:table-cell office:value-type="float" office:value="586.58000000000004" table:style-name="ce6">
            <text:p>586.58</text:p>
          </table:table-cell>
          <table:table-cell office:value-type="float" office:value="0" table:style-name="ce1">
            <text:p>0</text:p>
          </table:table-cell>
          <table:table-cell office:value-type="float" office:value="0" table:style-name="ce1">
            <text:p>0</text:p>
          </table:table-cell>
          <table:table-cell office:value-type="float" office:value="356.74" table:style-name="ce6">
            <text:p>356.74</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ART</text:p>
          </table:table-cell>
          <table:table-cell table:number-columns-repeated="16368"/>
        </table:table-row>
        <table:table-row table:style-name="ro1">
          <table:table-cell office:value-type="string" table:style-name="ce6">
            <text:p>bd8e9273-ec4b-c29f-d024-0c33e5946c39</text:p>
          </table:table-cell>
          <table:table-cell office:value-type="string" table:style-name="ce1">
            <text:p>Mauna Loa</text:p>
          </table:table-cell>
          <table:table-cell office:value-type="string" table:style-name="ce1">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office:value-type="string" table:style-name="ce1">
            <text:p>MO</text:p>
          </table:table-cell>
          <table:table-cell office:value-type="string" table:style-name="ce1">
            <text:p>US</text:p>
          </table:table-cell>
          <table:table-cell table:style-name="ce1"/>
          <table:table-cell office:value-type="float" office:value="19.472252999999998" table:style-name="ce1">
            <text:p>19.472253</text:p>
          </table:table-cell>
          <table:table-cell office:value-type="float" office:value="-155.59229099999999" table:style-name="ce1">
            <text:p>-155.592291</text:p>
          </table:table-cell>
          <table:table-cell office:value-type="float" office:value="1250" table:style-name="ce6">
            <text:p>125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3b7e44f-c382-1a88-a85a-2f55d5dd1539</text:p>
          </table:table-cell>
          <table:table-cell office:value-type="string" table:style-name="ce1">
            <text:p>McMurdo Station</text:p>
          </table:table-cell>
          <table:table-cell office:value-type="string" table:style-name="ce6">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2] and serves as one of three year-round United States Antarctic science facilities. All personnel and cargo going to or coming from Amundsen–Scott South Pole Station first pass through McMurdo. By road, McMurdo is 3 kilometres (1.9 mi) from New Zealand's smaller Scott Base.\n\nTake-off point is a nearby ice runway in the west of the station - so don't forget to bring your skis with you.</text:p>
          </table:table-cell>
          <table:table-cell office:value-type="string" table:style-name="ce1">
            <text:p>AS</text:p>
          </table:table-cell>
          <table:table-cell office:value-type="string" table:style-name="ce1">
            <text:p>US</text:p>
          </table:table-cell>
          <table:table-cell office:value-type="string" table:style-name="ce1">
            <text:p>NZIR</text:p>
          </table:table-cell>
          <table:table-cell office:value-type="float" office:value="-77.853995999999995" table:style-name="ce1">
            <text:p>-77.853996</text:p>
          </table:table-cell>
          <table:table-cell office:value-type="float" office:value="166.46899400000001" table:style-name="ce1">
            <text:p>166.468994</text:p>
          </table:table-cell>
          <table:table-cell office:value-type="float" office:value="0" table:style-name="ce6">
            <text:p>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c95b0041-3fdc-3951-a7ec-be936dfa070e</text:p>
          </table:table-cell>
          <table:table-cell office:value-type="string" table:style-name="ce1">
            <text:p>Paricutin</text:p>
          </table:table-cell>
          <table:table-cell table:style-name="ce1"/>
          <table:table-cell office:value-type="string" table:style-name="ce1">
            <text:p>MO</text:p>
          </table:table-cell>
          <table:table-cell office:value-type="string" table:style-name="ce1">
            <text:p>MX</text:p>
          </table:table-cell>
          <table:table-cell table:style-name="ce1"/>
          <table:table-cell office:value-type="float" office:value="19.493055999999999" table:style-name="ce1">
            <text:p>19.493056</text:p>
          </table:table-cell>
          <table:table-cell office:value-type="float" office:value="-102.25111099999999" table:style-name="ce1">
            <text:p>-102.251111</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180" table:style-name="ce1">
            <text:p>18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263a786-798a-a781-b6c2-ba994146aa01</text:p>
          </table:table-cell>
          <table:table-cell office:value-type="string" table:style-name="ce1">
            <text:p>Diavik Diamond Mine</text:p>
          </table:table-cell>
          <table:table-cell office:value-type="string" table:style-name="ce1">
            <text:p>The Diavik Diamond Mine is a diamond mine in the North Slave Region of the Northwest Territories, Canada, about 300 km northeast of Yellowknife.</text:p>
          </table:table-cell>
          <table:table-cell office:value-type="string" table:style-name="ce1">
            <text:p>LM</text:p>
          </table:table-cell>
          <table:table-cell office:value-type="string" table:style-name="ce1">
            <text:p>CA</text:p>
          </table:table-cell>
          <table:table-cell table:style-name="ce1"/>
          <table:table-cell office:value-type="float" office:value="64.496110999999999" table:style-name="ce1">
            <text:p>64.496111</text:p>
          </table:table-cell>
          <table:table-cell office:value-type="float" office:value="-110.27333299999999" table:style-name="ce1">
            <text:p>-110.273333</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4eb7646-e541-6eb6-f1c6-dcfc99060465</text:p>
          </table:table-cell>
          <table:table-cell office:value-type="string" table:style-name="ce1">
            <text:p>Cerro Roma</text:p>
          </table:table-cell>
          <table:table-cell office:value-type="string" table:style-name="ce1">
            <text:p>Cerro Roma is a mountain in the Andes mountain range, located on the border between Argentina and Chile, in the Patagonia region.<text:s/></text:p>
          </table:table-cell>
          <table:table-cell office:value-type="string" table:style-name="ce1">
            <text:p>MO</text:p>
          </table:table-cell>
          <table:table-cell office:value-type="string" table:style-name="ce1">
            <text:p>AR</text:p>
          </table:table-cell>
          <table:table-cell table:style-name="ce1"/>
          <table:table-cell office:value-type="float" office:value="43.956809" table:style-name="ce1">
            <text:p>43.956809</text:p>
          </table:table-cell>
          <table:table-cell office:value-type="float" office:value="-79.233835999999997" table:style-name="ce1">
            <text:p>-79.233836</text:p>
          </table:table-cell>
          <table:table-cell office:value-type="float" office:value="12000" table:style-name="ce6">
            <text:p>12000</text:p>
          </table:table-cell>
          <table:table-cell office:value-type="float" office:value="0" table:style-name="ce1">
            <text:p>0</text:p>
          </table:table-cell>
          <table:table-cell office:value-type="float" office:value="0" table:style-name="ce1">
            <text:p>0</text:p>
          </table:table-cell>
          <table:table-cell office:value-type="float" office:value="45" table:style-name="ce1">
            <text:p>4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a010ba6-0a1d-2b76-71b3-cd6ad2620f30</text:p>
          </table:table-cell>
          <table:table-cell office:value-type="string" table:style-name="ce1">
            <text:p>Mazār-i-Sharīf</text:p>
          </table:table-cell>
          <table:table-cell office:value-type="string" table:style-name="ce1">
            <text:p>Mazār-e Sharīf, or Mazar, is the 4th largest city of Afghanistan and capital of the Balkh province. This region of northern Afghanistan is a tourist and pilgrimage destination due to its famous shrines and archeological sites.\n\n These spectacular mountains lie southeast stretching for hundreds of kilometers and can be reached easily from the Mazar Airport (OAMS).</text:p>
          </table:table-cell>
          <table:table-cell office:value-type="string" table:style-name="ce1">
            <text:p>CI</text:p>
          </table:table-cell>
          <table:table-cell office:value-type="string" table:style-name="ce1">
            <text:p>AF</text:p>
          </table:table-cell>
          <table:table-cell table:style-name="ce1"/>
          <table:table-cell office:value-type="float" office:value="36.715770999999997" table:style-name="ce1">
            <text:p>36.715771</text:p>
          </table:table-cell>
          <table:table-cell office:value-type="float" office:value="67.105864999999994" table:style-name="ce1">
            <text:p>67.105865</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23cf625-6245-3c61-ee69-d101457e4e6d</text:p>
          </table:table-cell>
          <table:table-cell office:value-type="string" table:style-name="ce1">
            <text:p>Northumberlandia</text:p>
          </table:table-cell>
          <table:table-cell office:value-type="string" table:style-name="ce1">
            <text:p>Jogging slopes draw the silhouette of a woman in a field.</text:p>
          </table:table-cell>
          <table:table-cell office:value-type="string" table:style-name="ce1">
            <text:p>LM</text:p>
          </table:table-cell>
          <table:table-cell office:value-type="string" table:style-name="ce1">
            <text:p>UK</text:p>
          </table:table-cell>
          <table:table-cell table:style-name="ce1"/>
          <table:table-cell office:value-type="float" office:value="50.088836000000001" table:style-name="ce1">
            <text:p>50.088836</text:p>
          </table:table-cell>
          <table:table-cell office:value-type="float" office:value="-1.6283909999999999" table:style-name="ce1">
            <text:p>-1.628391</text:p>
          </table:table-cell>
          <table:table-cell office:value-type="float" office:value="3500" table:style-name="ce6">
            <text:p>3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5a86ae9-98f7-1ace-befb-f24bae1f1263</text:p>
          </table:table-cell>
          <table:table-cell office:value-type="string" table:style-name="ce1">
            <text:p>Capri</text:p>
          </table:table-cell>
          <table:table-cell office:value-type="string" table:style-name="ce1">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office:value-type="string" table:style-name="ce1">
            <text:p>IS</text:p>
          </table:table-cell>
          <table:table-cell office:value-type="string" table:style-name="ce1">
            <text:p>IT</text:p>
          </table:table-cell>
          <table:table-cell table:style-name="ce1"/>
          <table:table-cell office:value-type="float" office:value="40.560699999999997" table:style-name="ce1">
            <text:p>40.5607</text:p>
          </table:table-cell>
          <table:table-cell office:value-type="float" office:value="14.264699999999999" table:style-name="ce1">
            <text:p>14.2647</text:p>
          </table:table-cell>
          <table:table-cell office:value-type="float" office:value="1500" table:style-name="ce6">
            <text:p>1500</text:p>
          </table:table-cell>
          <table:table-cell office:value-type="float" office:value="0" table:style-name="ce1">
            <text:p>0</text:p>
          </table:table-cell>
          <table:table-cell office:value-type="float" office:value="0" table:style-name="ce1">
            <text:p>0</text:p>
          </table:table-cell>
          <table:table-cell office:value-type="float" office:value="270" table:style-name="ce1">
            <text:p>270</text:p>
          </table:table-cell>
          <table:table-cell office:value-type="float" office:value="80" table:style-name="ce1">
            <text:p>8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b04dcd95-b44c-fd06-5c76-aedd1233a534</text:p>
          </table:table-cell>
          <table:table-cell office:value-type="string" table:style-name="ce1">
            <text:p>Shoemaker Crater</text:p>
          </table:table-cell>
          <table:table-cell office:value-type="string" table:style-name="ce1">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office:value-type="string" table:style-name="ce1">
            <text:p>LM</text:p>
          </table:table-cell>
          <table:table-cell office:value-type="string" table:style-name="ce1">
            <text:p>AU</text:p>
          </table:table-cell>
          <table:table-cell table:style-name="ce1"/>
          <table:table-cell office:value-type="float" office:value="-25.859666000000001" table:style-name="ce1">
            <text:p>-25.859666</text:p>
          </table:table-cell>
          <table:table-cell office:value-type="float" office:value="120.89201" table:style-name="ce1">
            <text:p>120.89201</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68920282-7461-ff8a-9287-ea8e0eb2b12c</text:p>
          </table:table-cell>
          <table:table-cell office:value-type="string" table:style-name="ce1">
            <text:p>Zhangye National Geopark</text:p>
          </table:table-cell>
          <table:table-cell office:value-type="string" table:style-name="ce1">
            <text:p>The Zhangye Natural Geopark, formerly known as Zhangye Danxia Geopark, is a stunning collection of bizarre and colorful rock formations found in the foothills of the Quilian Mountains in China’s Gansu Province.</text:p>
          </table:table-cell>
          <table:table-cell office:value-type="string" table:style-name="ce1">
            <text:p>PA</text:p>
          </table:table-cell>
          <table:table-cell office:value-type="string" table:style-name="ce1">
            <text:p>CN</text:p>
          </table:table-cell>
          <table:table-cell table:style-name="ce1"/>
          <table:table-cell office:value-type="float" office:value="38.913769000000002" table:style-name="ce1">
            <text:p>38.913769</text:p>
          </table:table-cell>
          <table:table-cell office:value-type="float" office:value="100.13324" table:style-name="ce1">
            <text:p>100.13324</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707aba15-bbfb-638c-c466-8e0fd431ab0e</text:p>
          </table:table-cell>
          <table:table-cell office:value-type="string" table:style-name="ce1">
            <text:p>Grand Staircase–Escalante National Monument</text:p>
          </table:table-cell>
          <table:table-cell office:value-type="string" table:style-name="ce1">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office:value-type="string" table:style-name="ce1">
            <text:p>CA</text:p>
          </table:table-cell>
          <table:table-cell office:value-type="string" table:style-name="ce1">
            <text:p>US</text:p>
          </table:table-cell>
          <table:table-cell table:style-name="ce1"/>
          <table:table-cell office:value-type="float" office:value="37.783499999999997" table:style-name="ce1">
            <text:p>37.7835</text:p>
          </table:table-cell>
          <table:table-cell office:value-type="float" office:value="-111.5621" table:style-name="ce1">
            <text:p>-111.5621</text:p>
          </table:table-cell>
          <table:table-cell office:value-type="float" office:value="4000" table:style-name="ce6">
            <text:p>4000</text:p>
          </table:table-cell>
          <table:table-cell office:value-type="float" office:value="0" table:style-name="ce1">
            <text:p>0</text:p>
          </table:table-cell>
          <table:table-cell office:value-type="float" office:value="0" table:style-name="ce1">
            <text:p>0</text:p>
          </table:table-cell>
          <table:table-cell office:value-type="float" office:value="340" table:style-name="ce1">
            <text:p>34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e5a11a2-2d98-1280-e6f0-83fb7cd5b6c1</text:p>
          </table:table-cell>
          <table:table-cell office:value-type="string" table:style-name="ce1">
            <text:p>Krontosky</text:p>
          </table:table-cell>
          <table:table-cell office:value-type="string" table:style-name="ce1">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office:value-type="string" table:style-name="ce1">
            <text:p>MO</text:p>
          </table:table-cell>
          <table:table-cell office:value-type="string" table:style-name="ce1">
            <text:p>RU</text:p>
          </table:table-cell>
          <table:table-cell table:style-name="ce1"/>
          <table:table-cell office:value-type="float" office:value="54.75" table:style-name="ce1">
            <text:p>54.75</text:p>
          </table:table-cell>
          <table:table-cell office:value-type="float" office:value="160.51666700000001" table:style-name="ce1">
            <text:p>160.516667</text:p>
          </table:table-cell>
          <table:table-cell office:value-type="float" office:value="7000" table:style-name="ce6">
            <text:p>7000</text:p>
          </table:table-cell>
          <table:table-cell office:value-type="float" office:value="0" table:style-name="ce1">
            <text:p>0</text:p>
          </table:table-cell>
          <table:table-cell office:value-type="float" office:value="0" table:style-name="ce1">
            <text:p>0</text:p>
          </table:table-cell>
          <table:table-cell office:value-type="float" office:value="270" table:style-name="ce1">
            <text:p>27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6e0e06c-8343-9691-564a-244f5fc5df7a</text:p>
          </table:table-cell>
          <table:table-cell office:value-type="string" table:style-name="ce1">
            <text:p>Kenai Fjords National Park</text:p>
          </table:table-cell>
          <table:table-cell office:value-type="string" table:style-name="ce1">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office:value-type="string" table:style-name="ce1">
            <text:p>PA</text:p>
          </table:table-cell>
          <table:table-cell office:value-type="string" table:style-name="ce1">
            <text:p>US</text:p>
          </table:table-cell>
          <table:table-cell table:style-name="ce1"/>
          <table:table-cell office:value-type="float" office:value="59.871899999999997" table:style-name="ce1">
            <text:p>59.8719</text:p>
          </table:table-cell>
          <table:table-cell office:value-type="float" office:value="-149.91849999999999" table:style-name="ce1">
            <text:p>-149.9185</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c6c12f7-efdc-31d3-7238-bfc2aebc710b</text:p>
          </table:table-cell>
          <table:table-cell office:value-type="string" table:style-name="ce1">
            <text:p>Fogo Island, Cape Verde</text:p>
          </table:table-cell>
          <table:table-cell office:value-type="string" table:style-name="ce1">
            <text:p>Largest of the volcanos in Cape Verde Islands.</text:p>
          </table:table-cell>
          <table:table-cell office:value-type="string" table:style-name="ce1">
            <text:p>IS</text:p>
          </table:table-cell>
          <table:table-cell office:value-type="string" table:style-name="ce1">
            <text:p>PT</text:p>
          </table:table-cell>
          <table:table-cell table:style-name="ce1"/>
          <table:table-cell office:value-type="float" office:value="14.95143" table:style-name="ce1">
            <text:p>14.95143</text:p>
          </table:table-cell>
          <table:table-cell office:value-type="float" office:value="-24.34038" table:style-name="ce1">
            <text:p>-24.34038</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270" table:style-name="ce1">
            <text:p>27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7f01e7d1-342a-a22c-b44e-5db05276abdd</text:p>
          </table:table-cell>
          <table:table-cell office:value-type="string" table:style-name="ce1">
            <text:p>Namib Desert</text:p>
          </table:table-cell>
          <table:table-cell office:value-type="string" table:style-name="ce1">
            <text:p>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he Namib is almost completely uninhabited by humans except for several small settlements and indigenous pastoral groups.</text:p>
          </table:table-cell>
          <table:table-cell office:value-type="string" table:style-name="ce1">
            <text:p>DE</text:p>
          </table:table-cell>
          <table:table-cell office:value-type="string" table:style-name="ce1">
            <text:p>NA</text:p>
          </table:table-cell>
          <table:table-cell table:style-name="ce1"/>
          <table:table-cell office:value-type="float" office:value="-24.404703999999999" table:style-name="ce1">
            <text:p>-24.404704</text:p>
          </table:table-cell>
          <table:table-cell office:value-type="float" office:value="15.136756999999999" table:style-name="ce1">
            <text:p>15.136757</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280" table:style-name="ce1">
            <text:p>28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a4232380-3685-ff88-efcd-984c21a64273</text:p>
          </table:table-cell>
          <table:table-cell office:value-type="string" table:style-name="ce1">
            <text:p>Wake Island</text:p>
          </table:table-cell>
          <table:table-cell office:value-type="string" table:style-name="ce1">
            <text:p>Take off of Wake Island Airfield <text:s/>(PWAK) and discover history.</text:p>
          </table:table-cell>
          <table:table-cell office:value-type="string" table:style-name="ce1">
            <text:p>AS</text:p>
          </table:table-cell>
          <table:table-cell office:value-type="string" table:style-name="ce1">
            <text:p>US</text:p>
          </table:table-cell>
          <table:table-cell table:style-name="ce1"/>
          <table:table-cell office:value-type="float" office:value="19.29279" table:style-name="ce1">
            <text:p>19.29279</text:p>
          </table:table-cell>
          <table:table-cell office:value-type="float" office:value="166.636143" table:style-name="ce1">
            <text:p>166.636143</text:p>
          </table:table-cell>
          <table:table-cell office:value-type="float" office:value="0" table:style-name="ce6">
            <text:p>0</text:p>
          </table:table-cell>
          <table:table-cell office:value-type="float" office:value="0" table:style-name="ce1">
            <text:p>0</text:p>
          </table:table-cell>
          <table:table-cell office:value-type="float" office:value="0" table:style-name="ce1">
            <text:p>0</text:p>
          </table:table-cell>
          <table:table-cell office:value-type="float" office:value="290" table:style-name="ce1">
            <text:p>290</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f7f11c60-633c-ea9a-0353-06b9080ac26c</text:p>
          </table:table-cell>
          <table:table-cell office:value-type="string" table:style-name="ce1">
            <text:p>Saint-Malo</text:p>
          </table:table-cell>
          <table:table-cell office:value-type="string" table:style-name="ce1">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office:value-type="string" table:style-name="ce1">
            <text:p>TO</text:p>
          </table:table-cell>
          <table:table-cell office:value-type="string" table:style-name="ce1">
            <text:p>FR</text:p>
          </table:table-cell>
          <table:table-cell table:style-name="ce1"/>
          <table:table-cell office:value-type="float" office:value="48.64911" table:style-name="ce1">
            <text:p>48.64911</text:p>
          </table:table-cell>
          <table:table-cell office:value-type="float" office:value="-2.0257100000000001" table:style-name="ce1">
            <text:p>-2.02571</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a863c48a-1e20-ebc6-0e1e-e72b71843983</text:p>
          </table:table-cell>
          <table:table-cell office:value-type="string" table:style-name="ce1">
            <text:p>Arecibo Observatory</text:p>
          </table:table-cell>
          <table:table-cell office:value-type="string" table:style-name="ce1">
            <text:p>Arecibo Telescope which unfortunately collapsed on December 1 2020.</text:p>
          </table:table-cell>
          <table:table-cell office:value-type="string" table:style-name="ce1">
            <text:p>PO</text:p>
          </table:table-cell>
          <table:table-cell office:value-type="string" table:style-name="ce1">
            <text:p>PR</text:p>
          </table:table-cell>
          <table:table-cell table:style-name="ce1"/>
          <table:table-cell office:value-type="float" office:value="18.344117000000001" table:style-name="ce1">
            <text:p>18.344117</text:p>
          </table:table-cell>
          <table:table-cell office:value-type="float" office:value="-66.752797000000001" table:style-name="ce1">
            <text:p>-66.752797</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0" table:style-name="ce1">
            <text:p>13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127b605-c180-5af7-75f9-c543182ea1ba</text:p>
          </table:table-cell>
          <table:table-cell office:value-type="string" table:style-name="ce1">
            <text:p>Momella Lakes</text:p>
          </table:table-cell>
          <table:table-cell office:value-type="string" table:style-name="ce1">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office:value-type="string" table:style-name="ce1">
            <text:p>LA</text:p>
          </table:table-cell>
          <table:table-cell office:value-type="string" table:style-name="ce1">
            <text:p>TZ</text:p>
          </table:table-cell>
          <table:table-cell table:style-name="ce1"/>
          <table:table-cell office:value-type="float" office:value="-3.2239599999999999" table:style-name="ce1">
            <text:p>-3.22396</text:p>
          </table:table-cell>
          <table:table-cell office:value-type="float" office:value="36.913381000000001" table:style-name="ce1">
            <text:p>36.913381</text:p>
          </table:table-cell>
          <table:table-cell office:value-type="float" office:value="0" table:style-name="ce6">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b79b533b-fb3f-ea04-4df9-296cd636a4bf</text:p>
          </table:table-cell>
          <table:table-cell office:value-type="string" table:style-name="ce1">
            <text:p>Lofoten Ilands</text:p>
          </table:table-cell>
          <table:table-cell office:value-type="string" table:style-name="ce1">
            <text:p>Lofoten <text:s/>is an archipelago and a traditional district in the county of Nordland, Norway. Lofoten has distinctive scenery with dramatic mountains and peaks, open sea and sheltered bays, beaches and untouched lands.</text:p>
          </table:table-cell>
          <table:table-cell office:value-type="string" table:style-name="ce1">
            <text:p>IS</text:p>
          </table:table-cell>
          <table:table-cell office:value-type="string" table:style-name="ce1">
            <text:p>NO</text:p>
          </table:table-cell>
          <table:table-cell table:style-name="ce1"/>
          <table:table-cell office:value-type="float" office:value="67.830303999999998" table:style-name="ce1">
            <text:p>67.830304</text:p>
          </table:table-cell>
          <table:table-cell office:value-type="float" office:value="12.803464" table:style-name="ce1">
            <text:p>12.803464</text:p>
          </table:table-cell>
          <table:table-cell office:value-type="float" office:value="1500" table:style-name="ce6">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1dc5b75-8526-5736-1d6e-2c8124a46edc</text:p>
          </table:table-cell>
          <table:table-cell office:value-type="string" table:style-name="ce1">
            <text:p>Wolfe Creek Meteorite Crater</text:p>
          </table:table-cell>
          <table:table-cell office:value-type="string" table:style-name="ce1">
            <text:p>Wolfe Creek Crater is a well-preserved meteorite impact crater in Western Australia.</text:p>
          </table:table-cell>
          <table:table-cell office:value-type="string" table:style-name="ce1">
            <text:p>LM</text:p>
          </table:table-cell>
          <table:table-cell office:value-type="string" table:style-name="ce1">
            <text:p>AU</text:p>
          </table:table-cell>
          <table:table-cell table:style-name="ce1"/>
          <table:table-cell office:value-type="float" office:value="-19.171666999999999" table:style-name="ce1">
            <text:p>-19.171667</text:p>
          </table:table-cell>
          <table:table-cell office:value-type="float" office:value="127.795556" table:style-name="ce1">
            <text:p>127.795556</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180" table:style-name="ce1">
            <text:p>1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e4643e78-ed78-4eca-d0d6-2017bb332d5c</text:p>
          </table:table-cell>
          <table:table-cell office:value-type="string" table:style-name="ce1">
            <text:p>Mo'orea Island</text:p>
          </table:table-cell>
          <table:table-cell office:value-type="string" table:style-name="ce1">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office:value-type="string" table:style-name="ce1">
            <text:p>IS</text:p>
          </table:table-cell>
          <table:table-cell office:value-type="string" table:style-name="ce1">
            <text:p>PF</text:p>
          </table:table-cell>
          <table:table-cell table:style-name="ce1"/>
          <table:table-cell office:value-type="float" office:value="-17.534606" table:style-name="ce1">
            <text:p>-17.534606</text:p>
          </table:table-cell>
          <table:table-cell office:value-type="float" office:value="149.82947799999999" table:style-name="ce1">
            <text:p>149.829478</text:p>
          </table:table-cell>
          <table:table-cell office:value-type="float" office:value="1000" table:style-name="ce6">
            <text:p>1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fe83993b-14a4-443f-ad8e-89d4fe0c1e0a</text:p>
          </table:table-cell>
          <table:table-cell office:value-type="string" table:style-name="ce1">
            <text:p>Torres de Paine</text:p>
          </table:table-cell>
          <table:table-cell office:value-type="string" table:style-name="ce1">
            <text:p>The beautiful Serrano river flows throught the Torres del Paine National Park.\n\nIt is a national park encompassing mountains, glaciers, lakes, and rivers in southern Chilean Patagonia. The Cordillera del Paine is the centerpiece of the park. It lies in a transition area between the Magellanic subpolar forests and the Patagonian Steppes. <text:s/>Paine means "blue" in the native Tehuelche (Aonikenk) language and is pronounced PIE-nay, while Torres means "towers".</text:p>
          </table:table-cell>
          <table:table-cell office:value-type="string" table:style-name="ce1">
            <text:p>RI</text:p>
          </table:table-cell>
          <table:table-cell office:value-type="string" table:style-name="ce1">
            <text:p>CL</text:p>
          </table:table-cell>
          <table:table-cell table:style-name="ce1"/>
          <table:table-cell office:value-type="float" office:value="-51.24606" table:style-name="ce1">
            <text:p>-51.24606</text:p>
          </table:table-cell>
          <table:table-cell office:value-type="float" office:value="-73.061888999999994" table:style-name="ce1">
            <text:p>-73.061889</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ef538a60-e893-a0e2-2a17-d65d2ceb4c88</text:p>
          </table:table-cell>
          <table:table-cell office:value-type="string" table:style-name="ce1">
            <text:p>Out Skerries</text:p>
          </table:table-cell>
          <table:table-cell office:value-type="string" table:style-name="ce1">
            <text:p>The Out Skerries are an archipelago of islets, some inhabited, in Shetland, Scotland, and are the easternmost group of Shetland's islands. Locally, they are usually called Da Skerries or just Skerries.</text:p>
          </table:table-cell>
          <table:table-cell office:value-type="string" table:style-name="ce1">
            <text:p>IS</text:p>
          </table:table-cell>
          <table:table-cell office:value-type="string" table:style-name="ce1">
            <text:p>UK</text:p>
          </table:table-cell>
          <table:table-cell table:style-name="ce1"/>
          <table:table-cell office:value-type="float" office:value="60.422843" table:style-name="ce1">
            <text:p>60.422843</text:p>
          </table:table-cell>
          <table:table-cell office:value-type="float" office:value="-0.755247" table:style-name="ce1">
            <text:p>-0.755247</text:p>
          </table:table-cell>
          <table:table-cell office:value-type="float" office:value="1500" table:style-name="ce6">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d1f52635-2480-9dfa-de58-4d46c6091956</text:p>
          </table:table-cell>
          <table:table-cell office:value-type="string" table:style-name="ce1">
            <text:p>Gosses Bluff Crater</text:p>
          </table:table-cell>
          <table:table-cell office:value-type="string" table:style-name="ce1">
            <text:p>Gosses Bluff is thought to be the eroded remnant of an impact crater. Known as Tnorala to the Western Arrente people of the surrounding region, it is located in the southern Northern Territory.</text:p>
          </table:table-cell>
          <table:table-cell office:value-type="string" table:style-name="ce1">
            <text:p>LM</text:p>
          </table:table-cell>
          <table:table-cell office:value-type="string" table:style-name="ce1">
            <text:p>AU</text:p>
          </table:table-cell>
          <table:table-cell table:style-name="ce1"/>
          <table:table-cell office:value-type="float" office:value="-23.820833" table:style-name="ce1">
            <text:p>-23.820833</text:p>
          </table:table-cell>
          <table:table-cell office:value-type="float" office:value="132.30777800000001" table:style-name="ce1">
            <text:p>132.307778</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dc71e1a-a3cc-0bda-a2ee-4fa74aa53ba8</text:p>
          </table:table-cell>
          <table:table-cell office:value-type="string" table:style-name="ce1">
            <text:p>Haughton Impact Crater</text:p>
          </table:table-cell>
          <table:table-cell office:value-type="string" table:style-name="ce1">
            <text:p>Haughton impact crater is located on Devon Island, Nunavut in far Northern Canada. It is about 23 km in diameter and formed about 39 million years ago during the late Eocene.</text:p>
          </table:table-cell>
          <table:table-cell office:value-type="string" table:style-name="ce1">
            <text:p>LM</text:p>
          </table:table-cell>
          <table:table-cell office:value-type="string" table:style-name="ce1">
            <text:p>CA</text:p>
          </table:table-cell>
          <table:table-cell table:style-name="ce1"/>
          <table:table-cell office:value-type="float" office:value="75.383332999999993" table:style-name="ce1">
            <text:p>75.383333</text:p>
          </table:table-cell>
          <table:table-cell office:value-type="float" office:value="-89.666667000000004" table:style-name="ce1">
            <text:p>-89.666667</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5fea6b39-fbfb-f632-7fbb-80a5ceb9203d</text:p>
          </table:table-cell>
          <table:table-cell office:value-type="string" table:style-name="ce1">
            <text:p>Lake Kuttara</text:p>
          </table:table-cell>
          <table:table-cell office:value-type="string" table:style-name="ce1">
            <text:p>Lake Kuttara is a nearly circular caldera lake in Shiraoi, Hokkaidō, Japan. It is part of Shikotsu-Tōya National Park. The lake is recognized as having the best water quality in all of Japan.</text:p>
          </table:table-cell>
          <table:table-cell office:value-type="string" table:style-name="ce1">
            <text:p>LA</text:p>
          </table:table-cell>
          <table:table-cell office:value-type="string" table:style-name="ce1">
            <text:p>JP</text:p>
          </table:table-cell>
          <table:table-cell table:style-name="ce1"/>
          <table:table-cell office:value-type="float" office:value="42.5" table:style-name="ce1">
            <text:p>42.5</text:p>
          </table:table-cell>
          <table:table-cell office:value-type="float" office:value="141.16666699999999" table:style-name="ce1">
            <text:p>141.166667</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10" table:style-name="ce1">
            <text:p>11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b1b6860c-dc3f-c50b-6a09-3944f577ac6a</text:p>
          </table:table-cell>
          <table:table-cell office:value-type="string" table:style-name="ce1">
            <text:p>Popocatépetl Volcano</text:p>
          </table:table-cell>
          <table:table-cell office:value-type="string" table:style-name="ce1">
            <text:p>Popocatépetl is an active stratovolcano located in the states of Puebla, Morelos, and Mexico in central Mexico.</text:p>
          </table:table-cell>
          <table:table-cell office:value-type="string" table:style-name="ce1">
            <text:p>MT</text:p>
          </table:table-cell>
          <table:table-cell office:value-type="string" table:style-name="ce1">
            <text:p>MX</text:p>
          </table:table-cell>
          <table:table-cell table:style-name="ce1"/>
          <table:table-cell office:value-type="float" office:value="19.022221999999999" table:style-name="ce1">
            <text:p>19.022222</text:p>
          </table:table-cell>
          <table:table-cell office:value-type="float" office:value="-98.627778000000006" table:style-name="ce1">
            <text:p>-98.627778</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d0ce18b-5f97-044b-9e5b-48eb88e39c80</text:p>
          </table:table-cell>
          <table:table-cell office:value-type="string" table:style-name="ce1">
            <text:p>Zanzibar</text:p>
          </table:table-cell>
          <table:table-cell office:value-type="string" table:style-name="ce1">
            <text:p>Unguja, also known as Zanzibar Island, is the main island in the Tanzanian archipelago of Zanzibar. Stone Town, part of Zanzibar City, is an old trade center, with mosques and winding lanes.\n\nYou can see amazing water mask along its beach.</text:p>
          </table:table-cell>
          <table:table-cell office:value-type="string" table:style-name="ce1">
            <text:p>IS</text:p>
          </table:table-cell>
          <table:table-cell office:value-type="string" table:style-name="ce1">
            <text:p>TZ</text:p>
          </table:table-cell>
          <table:table-cell table:style-name="ce1"/>
          <table:table-cell office:value-type="float" office:value="-6.4028609999999997" table:style-name="ce1">
            <text:p>-6.402861</text:p>
          </table:table-cell>
          <table:table-cell office:value-type="float" office:value="39.441222000000003" table:style-name="ce1">
            <text:p>39.441222</text:p>
          </table:table-cell>
          <table:table-cell office:value-type="float" office:value="2000" table:style-name="ce6">
            <text:p>2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c00e128-8a25-b707-24a4-f3e5553645b0</text:p>
          </table:table-cell>
          <table:table-cell office:value-type="string" table:style-name="ce1">
            <text:p>Lake Ichkeul</text:p>
          </table:table-cell>
          <table:table-cell office:value-type="string" table:style-name="ce1">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office:value-type="string" table:style-name="ce1">
            <text:p>LA</text:p>
          </table:table-cell>
          <table:table-cell office:value-type="string" table:style-name="ce1">
            <text:p>TN</text:p>
          </table:table-cell>
          <table:table-cell table:style-name="ce1"/>
          <table:table-cell office:value-type="float" office:value="37.159458000000001" table:style-name="ce1">
            <text:p>37.159458</text:p>
          </table:table-cell>
          <table:table-cell office:value-type="float" office:value="9.6457960000000007" table:style-name="ce1">
            <text:p>9.645796</text:p>
          </table:table-cell>
          <table:table-cell office:value-type="float" office:value="1500" table:style-name="ce6">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e685492-e27b-3ab6-3d86-6be28a92ac3e</text:p>
          </table:table-cell>
          <table:table-cell office:value-type="string" table:style-name="ce1">
            <text:p>Yendegaia National Park</text:p>
          </table:table-cell>
          <table:table-cell office:value-type="string" table:style-name="ce1">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office:value-type="string" table:style-name="ce1">
            <text:p>PA</text:p>
          </table:table-cell>
          <table:table-cell office:value-type="string" table:style-name="ce1">
            <text:p>CL</text:p>
          </table:table-cell>
          <table:table-cell table:style-name="ce1"/>
          <table:table-cell office:value-type="float" office:value="-54.841672000000003" table:style-name="ce1">
            <text:p>-54.841672</text:p>
          </table:table-cell>
          <table:table-cell office:value-type="float" office:value="-68.821241999999998" table:style-name="ce1">
            <text:p>-68.821242</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265e4f7-8e93-2d58-eb67-5d09cee97059</text:p>
          </table:table-cell>
          <table:table-cell office:value-type="string" table:style-name="ce1">
            <text:p>Cape Eleuthera</text:p>
          </table:table-cell>
          <table:table-cell office:value-type="string" table:style-name="ce1">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table:style-name="ce1">
            <text:p>IS</text:p>
          </table:table-cell>
          <table:table-cell office:value-type="string" table:style-name="ce1">
            <text:p>BS</text:p>
          </table:table-cell>
          <table:table-cell table:style-name="ce1"/>
          <table:table-cell office:value-type="float" office:value="24.855269" table:style-name="ce1">
            <text:p>24.855269</text:p>
          </table:table-cell>
          <table:table-cell office:value-type="float" office:value="-76.332086000000004" table:style-name="ce1">
            <text:p>-76.332086</text:p>
          </table:table-cell>
          <table:table-cell office:value-type="float" office:value="1000" table:style-name="ce6">
            <text:p>1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1288943-82a2-4976-bd73-40a79dd790f1</text:p>
          </table:table-cell>
          <table:table-cell office:value-type="string" table:style-name="ce1">
            <text:p>Behringer Meteor Crater</text:p>
          </table:table-cell>
          <table:table-cell office:value-type="string" table:style-name="ce1">
            <text:p>Behringer Meteor Crater is a meteorite impact crater about 37 mi (60 km) east of Flagstaff, Arizona. <text:s/>The crater was created about 50,000 years ago during the Pleistocene epoch when a nickel-iron meteorite about 160 ft (50 m) across collided with Earth.<text:s/></text:p>
          </table:table-cell>
          <table:table-cell office:value-type="string" table:style-name="ce1">
            <text:p>LM</text:p>
          </table:table-cell>
          <table:table-cell office:value-type="string" table:style-name="ce1">
            <text:p>US</text:p>
          </table:table-cell>
          <table:table-cell table:style-name="ce1"/>
          <table:table-cell office:value-type="float" office:value="35.027405000000002" table:style-name="ce1">
            <text:p>35.027405</text:p>
          </table:table-cell>
          <table:table-cell office:value-type="float" office:value="-111.019941" table:style-name="ce1">
            <text:p>-111.019941</text:p>
          </table:table-cell>
          <table:table-cell office:value-type="float" office:value="3500" table:style-name="ce6">
            <text:p>3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4be1a4d7-9a92-6f35-2d39-97fe140be299</text:p>
          </table:table-cell>
          <table:table-cell office:value-type="string" table:style-name="ce1">
            <text:p>Volcán Lanín</text:p>
          </table:table-cell>
          <table:table-cell office:value-type="string" table:style-name="ce1">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office:value-type="string" table:style-name="ce1">
            <text:p>MT</text:p>
          </table:table-cell>
          <table:table-cell office:value-type="string" table:style-name="ce1">
            <text:p>AR</text:p>
          </table:table-cell>
          <table:table-cell table:style-name="ce1"/>
          <table:table-cell office:value-type="float" office:value="-39.575091" table:style-name="ce1">
            <text:p>-39.575091</text:p>
          </table:table-cell>
          <table:table-cell office:value-type="float" office:value="-71.417834999999997" table:style-name="ce1">
            <text:p>-71.417835</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37905d2-76c0-2e15-efcb-49975faee120</text:p>
          </table:table-cell>
          <table:table-cell office:value-type="string" table:style-name="ce1">
            <text:p>Lagoa das Sete Cidades</text:p>
          </table:table-cell>
          <table:table-cell office:value-type="string" table:style-name="ce1">
            <text:p>It's a twin lake on a volcano crater, located at the island of São Miguel, archipelago of Azores, Portugal. \n\nIts name literally means "Lagoon of the Seven Cities".</text:p>
          </table:table-cell>
          <table:table-cell office:value-type="string" table:style-name="ce1">
            <text:p>MT</text:p>
          </table:table-cell>
          <table:table-cell office:value-type="string" table:style-name="ce1">
            <text:p>PT</text:p>
          </table:table-cell>
          <table:table-cell table:style-name="ce1"/>
          <table:table-cell office:value-type="float" office:value="37.854999999999997" table:style-name="ce1">
            <text:p>37.855</text:p>
          </table:table-cell>
          <table:table-cell office:value-type="float" office:value="-25.786389" table:style-name="ce1">
            <text:p>-25.786389</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2b7808a-5876-c7c6-c7c8-67002c05acc6</text:p>
          </table:table-cell>
          <table:table-cell office:value-type="string" table:style-name="ce1">
            <text:p>Vinicunca (Rainbow mountain)</text:p>
          </table:table-cell>
          <table:table-cell office:value-type="string" table:style-name="ce1">
            <text:p>The Vinicunca mountain is colored by several rock materials.</text:p>
          </table:table-cell>
          <table:table-cell office:value-type="string" table:style-name="ce1">
            <text:p>MT</text:p>
          </table:table-cell>
          <table:table-cell office:value-type="string" table:style-name="ce1">
            <text:p>PE</text:p>
          </table:table-cell>
          <table:table-cell table:style-name="ce1"/>
          <table:table-cell office:value-type="float" office:value="-13.870338" table:style-name="ce1">
            <text:p>-13.870338</text:p>
          </table:table-cell>
          <table:table-cell office:value-type="float" office:value="-71.302995999999993" table:style-name="ce1">
            <text:p>-71.302996</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a45e37cc-420a-2803-7de1-008844e3041f</text:p>
          </table:table-cell>
          <table:table-cell office:value-type="string" table:style-name="ce1">
            <text:p>Black Rocks of Pungo Andongo</text:p>
          </table:table-cell>
          <table:table-cell office:value-type="string" table:style-name="ce1">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text:s/></text:p>
          </table:table-cell>
          <table:table-cell office:value-type="string" table:style-name="ce1">
            <text:p>LM</text:p>
          </table:table-cell>
          <table:table-cell office:value-type="string" table:style-name="ce1">
            <text:p>AO</text:p>
          </table:table-cell>
          <table:table-cell table:style-name="ce1"/>
          <table:table-cell office:value-type="float" office:value="-9.6693999999999996" table:style-name="ce1">
            <text:p>-9.6694</text:p>
          </table:table-cell>
          <table:table-cell office:value-type="float" office:value="15.5892" table:style-name="ce1">
            <text:p>15.5892</text:p>
          </table:table-cell>
          <table:table-cell office:value-type="float" office:value="5500" table:style-name="ce6">
            <text:p>5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e3d03c4-14e5-d85e-9743-50d3810c5581</text:p>
          </table:table-cell>
          <table:table-cell office:value-type="string" table:style-name="ce1">
            <text:p>The Great Blue Hole</text:p>
          </table:table-cell>
          <table:table-cell office:value-type="string" table:style-name="ce1">
            <text:p>The Great Blue Hole is a giant marine sinkhole off the coast of Belize. It lies near the center of Lighthouse Reef, a small atoll 70 km from the mainland and Belize City.</text:p>
          </table:table-cell>
          <table:table-cell office:value-type="string" table:style-name="ce1">
            <text:p>LM</text:p>
          </table:table-cell>
          <table:table-cell office:value-type="string" table:style-name="ce1">
            <text:p>BZ</text:p>
          </table:table-cell>
          <table:table-cell table:style-name="ce1"/>
          <table:table-cell office:value-type="float" office:value="17.315277999999999" table:style-name="ce1">
            <text:p>17.315278</text:p>
          </table:table-cell>
          <table:table-cell office:value-type="float" office:value="-87.534443999999993" table:style-name="ce1">
            <text:p>-87.534444</text:p>
          </table:table-cell>
          <table:table-cell office:value-type="float" office:value="500" table:style-name="ce6">
            <text:p>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e9323b17-918e-6f33-17de-06ed7a80cec0</text:p>
          </table:table-cell>
          <table:table-cell office:value-type="string" table:style-name="ce1">
            <text:p>Machu Picchu</text:p>
          </table:table-cell>
          <table:table-cell office:value-type="string" table:style-name="ce1">
            <text:p>Iconic hilltop ruins of a large 15th-century Inca city featuring numerous structures &amp; terraces.</text:p>
          </table:table-cell>
          <table:table-cell office:value-type="string" table:style-name="ce1">
            <text:p>LM</text:p>
          </table:table-cell>
          <table:table-cell office:value-type="string" table:style-name="ce1">
            <text:p>PE</text:p>
          </table:table-cell>
          <table:table-cell table:style-name="ce1"/>
          <table:table-cell office:value-type="float" office:value="-13.16305" table:style-name="ce1">
            <text:p>-13.16305</text:p>
          </table:table-cell>
          <table:table-cell office:value-type="float" office:value="-72.544960000000003" table:style-name="ce1">
            <text:p>-72.54496</text:p>
          </table:table-cell>
          <table:table-cell office:value-type="float" office:value="5500" table:style-name="ce6">
            <text:p>5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43f0d8e-de16-8b7e-358e-02d7a268f862</text:p>
          </table:table-cell>
          <table:table-cell office:value-type="string" table:style-name="ce1">
            <text:p>Juani Island</text:p>
          </table:table-cell>
          <table:table-cell office:value-type="string" table:style-name="ce1">
            <text:p>Beautiful water masking surrounding Juani Island. Part of the Rufiji Mafia Kilwa Marine Reserve, located in the three districts of Rufiji, Mafia and Kilwa, within the Coast and Lindi regions of southeast Tanzania.\n\nThe area is listed as a world heritage site.<text:s/></text:p>
          </table:table-cell>
          <table:table-cell office:value-type="string" table:style-name="ce1">
            <text:p>IS</text:p>
          </table:table-cell>
          <table:table-cell office:value-type="string" table:style-name="ce1">
            <text:p>TZ</text:p>
          </table:table-cell>
          <table:table-cell table:style-name="ce1"/>
          <table:table-cell office:value-type="float" office:value="-8.0373040000000007" table:style-name="ce1">
            <text:p>-8.037304</text:p>
          </table:table-cell>
          <table:table-cell office:value-type="float" office:value="39.751489999999997" table:style-name="ce1">
            <text:p>39.75149</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f8f6234-0486-7182-3383-faa696cbe106</text:p>
          </table:table-cell>
          <table:table-cell office:value-type="string" table:style-name="ce1">
            <text:p>Dahlak Marine National Park</text:p>
          </table:table-cell>
          <table:table-cell office:value-type="string" table:style-name="ce1">
            <text:p>Flamingo spotting.</text:p>
          </table:table-cell>
          <table:table-cell office:value-type="string" table:style-name="ce1">
            <text:p>PA</text:p>
          </table:table-cell>
          <table:table-cell office:value-type="string" table:style-name="ce1">
            <text:p>ER</text:p>
          </table:table-cell>
          <table:table-cell table:style-name="ce1"/>
          <table:table-cell office:value-type="float" office:value="15.76526" table:style-name="ce1">
            <text:p>15.76526</text:p>
          </table:table-cell>
          <table:table-cell office:value-type="float" office:value="40.133879999999998" table:style-name="ce1">
            <text:p>40.13388</text:p>
          </table:table-cell>
          <table:table-cell office:value-type="float" office:value="1000" table:style-name="ce6">
            <text:p>1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5" table:style-name="ce1">
            <text:p>9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b7deaa9b-1762-ac00-fcf9-8067ae5d1360</text:p>
          </table:table-cell>
          <table:table-cell office:value-type="string" table:style-name="ce1">
            <text:p>Eye of the Sahara</text:p>
          </table:table-cell>
          <table:table-cell office:value-type="string" table:style-name="ce1">
            <text:p>Possible location of the Lost City of Atlantis according to Plato.</text:p>
          </table:table-cell>
          <table:table-cell office:value-type="string" table:style-name="ce1">
            <text:p>LM</text:p>
          </table:table-cell>
          <table:table-cell office:value-type="string" table:style-name="ce1">
            <text:p>MR</text:p>
          </table:table-cell>
          <table:table-cell table:style-name="ce1"/>
          <table:table-cell office:value-type="float" office:value="21.120740000000001" table:style-name="ce1">
            <text:p>21.12074</text:p>
          </table:table-cell>
          <table:table-cell office:value-type="float" office:value="-11.399480000000001" table:style-name="ce1">
            <text:p>-11.39948</text:p>
          </table:table-cell>
          <table:table-cell office:value-type="float" office:value="4000" table:style-name="ce6">
            <text:p>4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5682b54-b867-f124-99d6-a00fa34a321c</text:p>
          </table:table-cell>
          <table:table-cell office:value-type="string" table:style-name="ce1">
            <text:p>Mount Cook National Park</text:p>
          </table:table-cell>
          <table:table-cell office:value-type="string" table:style-name="ce1">
            <text:p>The Misty Mountains... Mr Frodo.</text:p>
          </table:table-cell>
          <table:table-cell office:value-type="string" table:style-name="ce1">
            <text:p>PA</text:p>
          </table:table-cell>
          <table:table-cell office:value-type="string" table:style-name="ce1">
            <text:p>NZ</text:p>
          </table:table-cell>
          <table:table-cell table:style-name="ce1"/>
          <table:table-cell office:value-type="float" office:value="-43.571330000000003" table:style-name="ce1">
            <text:p>-43.57133</text:p>
          </table:table-cell>
          <table:table-cell office:value-type="float" office:value="170.58023" table:style-name="ce1">
            <text:p>170.58023</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167a03e-a4f6-32ec-30f2-7809aa338657</text:p>
          </table:table-cell>
          <table:table-cell office:value-type="string" table:style-name="ce1">
            <text:p>Sani Pass</text:p>
          </table:table-cell>
          <table:table-cell office:value-type="string" table:style-name="ce1">
            <text:p>Sani Pass is a mountain pass located in the West of KwaZulu-Natal, South Africa on the road between Underberg, KwaZulu-Natal and Mokhotlong, Lesotho.</text:p>
          </table:table-cell>
          <table:table-cell office:value-type="string" table:style-name="ce1">
            <text:p>MO</text:p>
          </table:table-cell>
          <table:table-cell office:value-type="string" table:style-name="ce1">
            <text:p>ZA</text:p>
          </table:table-cell>
          <table:table-cell table:style-name="ce1"/>
          <table:table-cell office:value-type="float" office:value="-29.588334" table:style-name="ce1">
            <text:p>-29.588334</text:p>
          </table:table-cell>
          <table:table-cell office:value-type="float" office:value="29.297581000000001" table:style-name="ce1">
            <text:p>29.297581</text:p>
          </table:table-cell>
          <table:table-cell office:value-type="float" office:value="10000" table:style-name="ce6">
            <text:p>10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7d0ffcf-9ba0-1124-f7e0-abb40ea43b6b</text:p>
          </table:table-cell>
          <table:table-cell office:value-type="string" table:style-name="ce1">
            <text:p>Mont Blanc</text:p>
          </table:table-cell>
          <table:table-cell office:value-type="string" table:style-name="ce1">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office:value-type="string" table:style-name="ce1">
            <text:p>MO</text:p>
          </table:table-cell>
          <table:table-cell office:value-type="string" table:style-name="ce1">
            <text:p>FR</text:p>
          </table:table-cell>
          <table:table-cell table:style-name="ce1"/>
          <table:table-cell office:value-type="float" office:value="45.838569999999997" table:style-name="ce1">
            <text:p>45.83857</text:p>
          </table:table-cell>
          <table:table-cell office:value-type="float" office:value="6.86693" table:style-name="ce1">
            <text:p>6.86693</text:p>
          </table:table-cell>
          <table:table-cell office:value-type="float" office:value="15000" table:style-name="ce6">
            <text:p>1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80" table:style-name="ce1">
            <text:p>18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2796c05f-9a41-f60f-ea26-48f2ec600964</text:p>
          </table:table-cell>
          <table:table-cell office:value-type="string" table:style-name="ce1">
            <text:p>Wadi Rum</text:p>
          </table:table-cell>
          <table:table-cell office:value-type="string" table:style-name="ce1">
            <text:p>Wadi Rum (also Wādī al-Ramm), known also as the Valley of the Moon, is a valley cut into the sandstone and granite rock in southern Jordan 60 km (37 mi) to the east of Aqaba; it is the largest wadi in Jordan.</text:p>
          </table:table-cell>
          <table:table-cell office:value-type="string" table:style-name="ce1">
            <text:p>VA</text:p>
          </table:table-cell>
          <table:table-cell office:value-type="string" table:style-name="ce1">
            <text:p>JO</text:p>
          </table:table-cell>
          <table:table-cell table:style-name="ce1"/>
          <table:table-cell office:value-type="float" office:value="29.564972099999999" table:style-name="ce1">
            <text:p>29.5649721</text:p>
          </table:table-cell>
          <table:table-cell office:value-type="float" office:value="35.4173841" table:style-name="ce1">
            <text:p>35.4173841</text:p>
          </table:table-cell>
          <table:table-cell office:value-type="float" office:value="12000" table:style-name="ce6">
            <text:p>12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75" table:style-name="ce1">
            <text:p>17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2754340-5ebd-b741-82fb-1a612c34e040</text:p>
          </table:table-cell>
          <table:table-cell office:value-type="string" table:style-name="ce1">
            <text:p>Al Farafra Desert</text:p>
          </table:table-cell>
          <table:table-cell office:value-type="string" table:style-name="ce1">
            <text:p>This desert includes some remarkable sand waves and geological formations.</text:p>
          </table:table-cell>
          <table:table-cell office:value-type="string" table:style-name="ce1">
            <text:p>DE</text:p>
          </table:table-cell>
          <table:table-cell office:value-type="string" table:style-name="ce1">
            <text:p>EG</text:p>
          </table:table-cell>
          <table:table-cell table:style-name="ce1"/>
          <table:table-cell office:value-type="float" office:value="26.404534000000002" table:style-name="ce1">
            <text:p>26.404534</text:p>
          </table:table-cell>
          <table:table-cell office:value-type="float" office:value="27.867509999999999" table:style-name="ce1">
            <text:p>27.86751</text:p>
          </table:table-cell>
          <table:table-cell office:value-type="float" office:value="5800" table:style-name="ce6">
            <text:p>58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2fdcbfe-c0f8-d3bd-5723-b6be834408e0</text:p>
          </table:table-cell>
          <table:table-cell office:value-type="string" table:style-name="ce1">
            <text:p>Mount Iwaki</text:p>
          </table:table-cell>
          <table:table-cell office:value-type="string" table:style-name="ce1">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office:value-type="string" table:style-name="ce1">
            <text:p>MO</text:p>
          </table:table-cell>
          <table:table-cell office:value-type="string" table:style-name="ce1">
            <text:p>JP</text:p>
          </table:table-cell>
          <table:table-cell table:style-name="ce1"/>
          <table:table-cell office:value-type="float" office:value="40.657133999999999" table:style-name="ce1">
            <text:p>40.657134</text:p>
          </table:table-cell>
          <table:table-cell office:value-type="float" office:value="140.30330699999999" table:style-name="ce1">
            <text:p>140.303307</text:p>
          </table:table-cell>
          <table:table-cell office:value-type="float" office:value="8500" table:style-name="ce6">
            <text:p>8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0" table:style-name="ce1">
            <text:p>13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72696e0b-fab0-4e74-ec3f-37df53d33662</text:p>
          </table:table-cell>
          <table:table-cell office:value-type="string" table:style-name="ce1">
            <text:p>Island of Costaérès</text:p>
          </table:table-cell>
          <table:table-cell office:value-type="string" table:style-name="ce1">
            <text:p>The Château de Costaérès is located on the island of Costaérès in the territory of the French commune of Trégastel, in Côtes-d'Armor, Brittany.</text:p>
          </table:table-cell>
          <table:table-cell office:value-type="string" table:style-name="ce1">
            <text:p>IS</text:p>
          </table:table-cell>
          <table:table-cell office:value-type="string" table:style-name="ce1">
            <text:p>FR</text:p>
          </table:table-cell>
          <table:table-cell table:style-name="ce1"/>
          <table:table-cell office:value-type="float" office:value="48.835301000000001" table:style-name="ce1">
            <text:p>48.835301</text:p>
          </table:table-cell>
          <table:table-cell office:value-type="float" office:value="-3.4926689999999998" table:style-name="ce1">
            <text:p>-3.492669</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85" table:style-name="ce1">
            <text:p>8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9d4e3c3d-f286-247f-cefb-e92cf209345f</text:p>
          </table:table-cell>
          <table:table-cell office:value-type="string" table:style-name="ce1">
            <text:p>Wakhan Corridor,</text:p>
          </table:table-cell>
          <table:table-cell office:value-type="string" table:style-name="ce1">
            <text:p>The Wakhan Corridor is a narrow strip of territory in Afghanistan, extending to China and separating Tajikistan from Pakistan and Kashmir.\n\nWith a difference of 3.5 hours, the border Afghanistan-China has the sharpest official change of clocks of any international frontier (UTC+4:30 in Afghanistan to UTC+8, in China).</text:p>
          </table:table-cell>
          <table:table-cell office:value-type="string" table:style-name="ce1">
            <text:p>LM</text:p>
          </table:table-cell>
          <table:table-cell office:value-type="string" table:style-name="ce1">
            <text:p>AF</text:p>
          </table:table-cell>
          <table:table-cell table:style-name="ce1"/>
          <table:table-cell office:value-type="float" office:value="37.2348" table:style-name="ce1">
            <text:p>37.2348</text:p>
          </table:table-cell>
          <table:table-cell office:value-type="float" office:value="74.838061999999994" table:style-name="ce1">
            <text:p>74.838062</text:p>
          </table:table-cell>
          <table:table-cell office:value-type="float" office:value="6700" table:style-name="ce6">
            <text:p>67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44c50ed5-db30-86d5-654e-4301943b18ed</text:p>
          </table:table-cell>
          <table:table-cell office:value-type="string" table:style-name="ce1">
            <text:p>McMurdo Dry Valleys</text:p>
          </table:table-cell>
          <table:table-cell office:value-type="string" table:style-name="ce1">
            <text:p>The McMurdo Dry Valleys are a row of largely snow-free valleys in Antarctica, located within Victoria Land west of McMurdo Sound. The Dry Valleys experience extremely low humidity and surrounding mountains prevent the flow of ice from nearby glaciers.</text:p>
          </table:table-cell>
          <table:table-cell office:value-type="string" table:style-name="ce1">
            <text:p>VA</text:p>
          </table:table-cell>
          <table:table-cell office:value-type="string" table:style-name="ce4">
            <text:p>00</text:p>
          </table:table-cell>
          <table:table-cell table:style-name="ce1"/>
          <table:table-cell office:value-type="float" office:value="-77.573250999999999" table:style-name="ce1">
            <text:p>-77.573251</text:p>
          </table:table-cell>
          <table:table-cell office:value-type="float" office:value="162.49192400000001" table:style-name="ce1">
            <text:p>162.491924</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number-rows-repeated="3" table:style-name="ro1">
          <table:table-cell table:number-columns-repeated="16384"/>
        </table:table-row>
        <table:table-row table:style-name="ro1">
          <table:table-cell office:value-type="string" table:style-name="ce1">
            <text:p>UUID Generator</text:p>
          </table:table-cell>
          <table:table-cell table:number-columns-repeated="12" table:style-name="ce1"/>
          <table:table-cell table:style-name="ce4"/>
          <table:table-cell table:number-columns-repeated="16370" table:style-name="ce1"/>
        </table:table-row>
        <table:table-row table:style-name="ro1">
          <table:table-cell office:value-type="string" office:string-value="a221938d-fa26-49f6-3255-7a0baac99a60" table:formula="of:=LOWER(CONCATENATE(DEC2HEX(RANDBETWEEN(0;4294967295);8);&quot;-&quot;;DEC2HEX(RANDBETWEEN(0;65535);4);&quot;-&quot;;DEC2HEX(RANDBETWEEN(0;65535);4);&quot;-&quot;;DEC2HEX(RANDBETWEEN(0;65535);4);&quot;-&quot;;DEC2HEX(RANDBETWEEN(0;4294967295);8);DEC2HEX(RANDBETWEEN(0;65535);4)))" table:style-name="ce6">
            <text:p>a221938d-fa26-49f6-3255-7a0baac99a60</text:p>
          </table:table-cell>
          <table:table-cell table:number-columns-repeated="12" table:style-name="ce1"/>
          <table:table-cell table:style-name="ce4"/>
          <table:table-cell table:number-columns-repeated="16370" table:style-name="ce1"/>
        </table:table-row>
        <table:table-row table:number-rows-repeated="1048489" table:style-name="ro1">
          <table:table-cell table:number-columns-repeated="16384"/>
        </table:table-row>
      </table:table>
      <table:table table:name="Categories" table:style-name="ta1">
        <table:table-column table:style-name="co4" table:number-columns-repeated="2" table:default-cell-style-name="ce1"/>
        <table:table-column table:style-name="co3"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4">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A</text:p>
          </table:table-cell>
          <table:table-cell office:value-type="string" table:style-name="ce1">
            <text:p>Canyon</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style-name="ro2">
          <table:table-cell office:value-type="string" table:style-name="ce1">
            <text:p>WR</text:p>
          </table:table-cell>
          <table:table-cell office:value-type="string" table:style-name="ce1">
            <text:p>Water Runway</text:p>
          </table:table-cell>
          <table:table-cell table:number-columns-repeated="16382"/>
        </table:table-row>
        <table:table-row table:number-rows-repeated="104854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Mono" svg:font-family="&quot;Liberation Mono&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Seit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title>Locations</dc:title>
    <dc:subject>Sky Dolly system locations</dc:subject>
    <meta:keyword>Sky Dolly</meta:keyword>
    <meta:keyword>locations</meta:keyword>
    <meta:keyword>MSFS</meta:keyword>
    <dc:creator>kno</dc:creator>
    <meta:creation-date>2022-07-27T09:48:18Z</meta:creation-date>
    <dc:date>2022-11-30T13:23:07Z</dc:date>
    <meta:editing-cycles>93</meta:editing-cycles>
    <meta:editing-duration>PT0S</meta:editing-duration>
    <meta:user-defined meta:name="date">YYYY-11-DDT19:38:49.579</meta:user-defined>
    <meta:user-defined meta:name="qrichtext">1</meta:user-defined>
    <meta:user-defined meta:name="MSIP_Label_20f65899-8149-4c8e-a31b-e6b2020bd898_Enabled">true</meta:user-defined>
    <meta:user-defined meta:name="MSIP_Label_20f65899-8149-4c8e-a31b-e6b2020bd898_SetDate">2022-11-30T09:35:40Z</meta:user-defined>
    <meta:user-defined meta:name="MSIP_Label_20f65899-8149-4c8e-a31b-e6b2020bd898_Method">Standard</meta:user-defined>
    <meta:user-defined meta:name="MSIP_Label_20f65899-8149-4c8e-a31b-e6b2020bd898_Name">Label - Internal use - General</meta:user-defined>
    <meta:user-defined meta:name="MSIP_Label_20f65899-8149-4c8e-a31b-e6b2020bd898_SiteId">2ba8a4bf-3d7a-478b-b8d1-85cae49436ef</meta:user-defined>
    <meta:user-defined meta:name="MSIP_Label_20f65899-8149-4c8e-a31b-e6b2020bd898_ActionId">60e86f80-2ccf-495b-b33d-1b334372c8b0</meta:user-defined>
    <meta:user-defined meta:name="MSIP_Label_20f65899-8149-4c8e-a31b-e6b2020bd898_ContentBits">0</meta:user-defined>
  </office:meta>
</office:document-meta>
</file>